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053cm" svg:stroke-color="#ed1c24"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svg:stroke-width="0.053cm" svg:stroke-color="#39b54a" draw:marker-start-width="0.279cm" draw:marker-end-width="0.279cm" draw:fill="none" draw:textarea-vertical-align="middle" fo:padding-top="0.151cm" fo:padding-bottom="0.151cm" fo:padding-left="0.276cm" fo:padding-right="0.276cm"/>
    </style:style>
    <style:style style:name="gr3" style:family="graphic" style:parent-style-name="objectwithoutfill">
      <style:graphic-properties draw:stroke="dash" draw:stroke-dash="Fine_20_Dashed" svg:stroke-width="0.053cm" svg:stroke-color="#39b54a"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draw:stroke="solid" draw:stroke-dash="Fine_20_Dashed" svg:stroke-width="0.053cm" svg:stroke-color="#ed1c24" draw:marker-start-width="0.279cm" draw:marker-end-width="0.279cm" draw:textarea-vertical-align="middle" fo:padding-top="0.151cm" fo:padding-bottom="0.151cm" fo:padding-left="0.276cm" fo:padding-right="0.276cm"/>
    </style:style>
    <style:style style:name="gr5" style:family="graphic" style:parent-style-name="standard">
      <style:graphic-properties draw:stroke="none" svg:stroke-color="#000000" draw:fill="none" draw:fill-color="#ffffff" fo:min-height="1.262cm"/>
    </style:style>
    <style:style style:name="gr6" style:family="graphic" style:parent-style-name="standard">
      <style:graphic-properties draw:stroke="dash" draw:stroke-dash="Dashed_20__28_var_29_" svg:stroke-width="0.053cm" svg:stroke-color="#ed1c24" draw:marker-start-width="0.359cm" draw:marker-end-width="0.359cm" draw:fill="none" draw:textarea-horizontal-align="justify" draw:textarea-vertical-align="middle" draw:auto-grow-height="false" fo:min-height="1.458cm" fo:min-width="5.258cm" fo:padding-top="0.151cm" fo:padding-bottom="0.151cm" fo:padding-left="0.276cm" fo:padding-right="0.276cm"/>
    </style:style>
    <style:style style:name="gr7" style:family="graphic" style:parent-style-name="standard">
      <style:graphic-properties draw:stroke="dash" draw:stroke-dash="Dashed_20__28_var_29_" svg:stroke-width="0.053cm" svg:stroke-color="#999999" draw:marker-start-width="0.359cm" draw:marker-end-width="0.359cm" draw:fill="none" draw:textarea-horizontal-align="justify" draw:textarea-vertical-align="middle" draw:auto-grow-height="false" fo:min-height="5.118cm" fo:min-width="9.98cm" fo:padding-top="0.151cm" fo:padding-bottom="0.151cm" fo:padding-left="0.276cm" fo:padding-right="0.276cm"/>
    </style:style>
    <style:style style:name="gr8" style:family="graphic" style:parent-style-name="standard">
      <style:graphic-properties draw:stroke="none" svg:stroke-color="#000000" draw:fill="none" draw:fill-color="#ffffff" fo:min-height="1.129cm"/>
    </style:style>
    <style:style style:name="gr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graphic-properties draw:stroke="none" svg:stroke-color="#000000" draw:fill="none" draw:fill-color="#ffffff" fo:min-height="1.424cm"/>
    </style:style>
    <style:style style:name="gr74"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1.324cm" fo:min-width="5.174cm" fo:padding-top="0.151cm" fo:padding-bottom="0.151cm" fo:padding-left="0.276cm" fo:padding-right="0.276cm"/>
    </style:style>
    <style:style style:name="gr75" style:family="graphic" style:parent-style-name="standard">
      <style:graphic-properties draw:stroke="none" svg:stroke-color="#000000" draw:fill="none" draw:fill-color="#ffffff" fo:min-height="1.367cm"/>
    </style:style>
    <style:style style:name="gr7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1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337cm" fo:min-width="3.12cm" fo:padding-top="0.1cm" fo:padding-bottom="0.1cm" fo:padding-left="0.225cm" fo:padding-right="0.225cm" fo:wrap-option="no-wrap" draw:shadow="hidden" draw:shadow-offset-x="0.2cm" draw:shadow-offset-y="0.2cm" draw:shadow-color="#808080"/>
    </style:style>
    <style:style style:name="gr15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graphic-properties draw:stroke="none" svg:stroke-color="#000000" draw:fill="none" draw:fill-color="#ffffff" fo:min-height="1.6cm"/>
    </style:style>
    <style:style style:name="gr175"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76"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77"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78"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79"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0"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1"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2"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3"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4"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5"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6"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7"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8"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9"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0"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1"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2"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3"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Light_20_Red_20_Axial_20_H"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09"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gradient" draw:fill-color="#cfe7f5" draw:fill-gradient-name="VRT_20_Light_20_Linear_20_T" draw:textarea-horizontal-align="justify" draw:textarea-vertical-align="middle" draw:auto-grow-height="false" fo:padding-top="0.139cm" fo:padding-bottom="0.139cm" fo:padding-left="0.264cm" fo:padding-right="0.264cm" draw:shadow="hidden" draw:shadow-offset-x="0.2cm" draw:shadow-offset-y="0.2cm" draw:shadow-color="#808080"/>
    </style:style>
    <style:style style:name="gr21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1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1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1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19"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none" draw:fill-color="#729fcf" draw:textarea-horizontal-align="justify" draw:textarea-vertical-align="middle" fo:padding-top="0.014cm" fo:padding-bottom="0.014cm" fo:padding-left="0.014cm" fo:padding-right="0.014cm" draw:shadow="hidden" draw:shadow-offset-x="0.2cm" draw:shadow-offset-y="0.2cm" draw:shadow-color="#808080"/>
    </style:style>
    <style:style style:name="gr22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3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23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margin-top="0cm" fo:margin-bottom="0cm" fo:text-align="start"/>
    </style:style>
    <style:style style:name="P4" style:family="paragraph">
      <loext:graphic-properties draw:fill="none" draw:fill-color="#ffffff"/>
      <style:paragraph-properties fo:margin-top="0cm" fo:margin-bottom="0cm" fo:text-align="start"/>
      <style:text-properties fo:color="#000000" style:font-name="Titillium Web" fo:font-size="10pt" style:font-size-asian="12pt" style:font-size-complex="12pt"/>
    </style:style>
    <style:style style:name="P5" style:family="paragraph">
      <style:paragraph-properties fo:text-align="start"/>
    </style:style>
    <style:style style:name="P6" style:family="paragraph">
      <loext:graphic-properties draw:fill="none" draw:fill-color="#ffffff"/>
      <style:paragraph-properties fo:text-align="start"/>
      <style:text-properties fo:color="#00a65d" style:font-name="Titillium Web" fo:font-size="10pt" style:font-size-asian="12pt" style:font-size-complex="12pt"/>
    </style:style>
    <style:style style:name="P7"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style:paragraph-properties fo:text-align="start">
        <style:tab-stops>
          <style:tab-stop style:position="0cm"/>
        </style:tab-stops>
      </style:paragraph-properties>
    </style:style>
    <style:style style:name="P16" style:family="paragraph">
      <loext:graphic-properties draw:fill="none" draw:fill-color="#ffffff"/>
      <style:paragraph-properties fo:text-align="start">
        <style:tab-stops>
          <style:tab-stop style:position="0cm"/>
        </style:tab-stops>
      </style:paragraph-properties>
      <style:text-properties fo:color="#00a65d" style:font-name="Titillium Web" fo:font-size="10pt" style:font-size-asian="12pt" style:font-size-complex="12pt"/>
    </style:style>
    <style:style style:name="P1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gradient" draw:fill-color="#cfe7f5" draw:fill-gradient-name="VRT_20_Light_20_Axial_20_V"/>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2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itillium Web" fo:font-size="10pt" fo:font-weight="bold" style:font-size-asian="12pt" style:font-weight-asian="bold" style:font-size-complex="12pt" style:font-weight-complex="bold"/>
    </style:style>
    <style:style style:name="T2" style:family="text">
      <style:text-properties fo:color="#ed1c24" style:font-name="Titillium Web" fo:font-size="10pt" fo:font-weight="bold" style:font-size-asian="12pt" style:font-weight-asian="bold" style:font-size-complex="12pt" style:font-weight-complex="bold"/>
    </style:style>
    <style:style style:name="T3" style:family="text">
      <style:text-properties style:font-name="Titillium Web" fo:font-size="10pt" fo:font-weight="bold" style:font-size-asian="12pt" style:font-weight-asian="bold" style:font-size-complex="12pt" style:font-weight-complex="bold"/>
    </style:style>
    <style:style style:name="T4" style:family="text">
      <style:text-properties fo:color="#00a65d" style:font-name="Titillium Web" fo:font-size="10pt" fo:font-weight="bold" style:font-size-asian="12pt" style:font-weight-asian="bold" style:font-size-complex="12pt" style:font-weight-complex="bold"/>
    </style:style>
    <style:style style:name="T5" style:family="text">
      <style:text-properties fo:color="#39b54a" style:font-name="Titillium Web" fo:font-size="10pt" fo:font-weight="bold" style:font-size-asian="12pt" style:font-weight-asian="bold" style:font-size-complex="12pt" style:font-weight-complex="bold"/>
    </style:style>
    <style:style style:name="T6" style:family="text">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line draw:style-name="gr1" draw:text-style-name="P1" draw:layer="layout" svg:x1="8.746cm" svg:y1="7.126cm" svg:x2="8.746cm" svg:y2="9.186cm">
            <text:p/>
          </draw:line>
          <draw:connector draw:style-name="gr2" draw:text-style-name="P1" draw:layer="layout" draw:type="line" svg:x1="4.96cm" svg:y1="13.988cm" svg:x2="8.748cm" svg:y2="12.856cm" draw:start-shape="id1" draw:start-glue-point="0" draw:end-shape="id2" draw:end-glue-point="2" svg:d="M4960 13988l3788-1132" svg:viewBox="0 0 3789 1133">
            <text:p/>
          </draw:connector>
          <draw:connector draw:style-name="gr2" draw:text-style-name="P1" draw:layer="layout" draw:type="line" svg:x1="12.537cm" svg:y1="13.989cm" svg:x2="8.748cm" svg:y2="12.856cm" draw:start-shape="id3" draw:start-glue-point="0" draw:end-shape="id2" draw:end-glue-point="2" svg:d="M12537 13989l-3789-1133" svg:viewBox="0 0 3790 1134">
            <text:p/>
          </draw:connector>
          <draw:line draw:style-name="gr3" draw:text-style-name="P1" draw:layer="layout" svg:x1="3.883cm" svg:y1="10.529cm" svg:x2="8.733cm" svg:y2="12.879cm">
            <text:p/>
          </draw:line>
          <draw:connector draw:style-name="gr4" draw:text-style-name="P2" draw:layer="layout" svg:x1="8.748cm" svg:y1="6.304cm" svg:x2="8.748cm" svg:y2="7.18cm" draw:start-shape="id4" draw:start-glue-point="2" draw:end-shape="id2" draw:end-glue-point="0" svg:d="M8748 6304v876" svg:viewBox="0 0 1 877">
            <text:p/>
          </draw:connector>
          <draw:connector draw:style-name="gr3" draw:text-style-name="P1" draw:layer="layout" draw:type="line" svg:x1="8.686cm" svg:y1="12.045cm" svg:x2="3.926cm" svg:y2="10.58cm" draw:start-shape="id5" draw:start-glue-point="4" draw:end-shape="id6" draw:end-glue-point="4" svg:d="M8686 12045l-4760-1465" svg:viewBox="0 0 4761 1466">
            <text:p/>
          </draw:connector>
          <draw:connector draw:style-name="gr3" draw:text-style-name="P1" draw:layer="layout" draw:type="line" svg:x1="8.757cm" svg:y1="9.387cm" svg:x2="3.926cm" svg:y2="10.58cm" draw:start-shape="id7" draw:start-glue-point="4" draw:end-shape="id6" draw:end-glue-point="4" svg:d="M8757 9387l-4831 1193" svg:viewBox="0 0 4832 1194">
            <text:p/>
          </draw:connector>
          <draw:frame draw:style-name="gr5" draw:text-style-name="P4" draw:layer="layout" svg:width="3.169cm" svg:height="1.512cm" svg:x="7.947cm" svg:y="4.709cm">
            <draw:text-box>
              <text:p text:style-name="P3"><text:span text:style-name="T1">Router</text:span><text:span text:style-name="T1"><text:line-break/></text:span><text:span text:style-name="T2">192.168.0.0/16</text:span></text:p>
            </draw:text-box>
          </draw:frame>
          <draw:custom-shape draw:style-name="gr6" draw:text-style-name="P1" xml:id="id4" draw:id="id4" draw:layer="layout" svg:width="6cm" svg:height="1.95cm" svg:x="5.748cm" svg:y="4.3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2" draw:id="id2" draw:layer="layout" svg:width="11.086cm" svg:height="5.676cm" svg:x="3.205cm" svg:y="7.18cm">
            <text:p/>
            <draw:enhanced-geometry svg:viewBox="0 0 21600 21600" draw:mirror-horizontal="false" draw:mirror-vertical="false" draw:path-stretchpoint-x="10800" draw:path-stretchpoint-y="10800" draw:text-areas="?f3 ?f4 ?f5 ?f6" draw:type="round-rectangle" draw:modifiers="1255.59274264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3.975cm" svg:height="1.379cm" svg:x="4.623cm" svg:y="9.051cm">
            <draw:text-box>
              <text:p text:style-name="P5"><text:span text:style-name="T3">Host: KVM</text:span></text:p>
            </draw:text-box>
          </draw:fram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lue-point draw:id="13" svg:x="1.164cm" svg:y="0.286cm"/>
            <draw:g>
              <draw:path draw:style-name="gr9" draw:text-style-name="P7" draw:layer="layout" svg:width="0.255cm" svg:height="0.145cm" svg:x="3.627cm" svg:y="15.593cm" svg:viewBox="0 0 256 146" svg:d="M0 146c64 0 256-48 256-85 0-36-6-61-70-61 0 37-188 37-186 146z">
                <text:p/>
              </draw:path>
              <draw:g>
                <draw:polygon draw:style-name="gr10" draw:text-style-name="P8" draw:layer="layout" svg:width="0.115cm" svg:height="0.121cm" svg:x="3.532cm" svg:y="15.618cm" svg:viewBox="0 0 116 122" draw:points="0,73 24,0 116,48 94,122">
                  <text:p/>
                </draw:polygon>
                <draw:polygon draw:style-name="gr11" draw:text-style-name="P9" draw:layer="layout" svg:width="0.255cm" svg:height="0.133cm" svg:x="3.556cm" svg:y="15.533cm" svg:viewBox="0 0 256 134" draw:points="0,86 47,48 116,12 163,0 256,48 210,61 140,98 94,134">
                  <text:p/>
                </draw:polygon>
                <draw:path draw:style-name="gr12" draw:text-style-name="P10" draw:layer="layout" svg:width="0.209cm" svg:height="0.158cm" svg:x="3.626cm" svg:y="15.58cm" svg:viewBox="0 0 210 159" svg:d="M210 49c0-74-47-49-94-24-46 24-92 24-116 134 0 0 94-49 210-110z">
                  <text:p/>
                </draw:path>
                <draw:path draw:style-name="gr13" draw:text-style-name="P11" draw:layer="layout" svg:width="0.302cm" svg:height="0.206cm" svg:x="3.532cm" svg:y="15.533cm" svg:viewBox="0 0 303 207" svg:d="M186 0c-46 12-46 12-92 37-24 11-70 24-94 122 47 24 47 24 94 48 26-10 162-85 209-109 0-61-47-61-117-98z">
                  <text:p/>
                </draw:path>
              </draw:g>
            </draw:g>
            <draw:g>
              <draw:path draw:style-name="gr14" draw:text-style-name="P7" draw:layer="layout" svg:width="0.419cm" svg:height="0.292cm" svg:x="3.416cm" svg:y="15.007cm" svg:viewBox="0 0 420 293" svg:d="M2 293c64 0 418-13 418-122 0-110-122-171-186-171 0 37-256 25-232 293z">
                <text:p/>
              </draw:path>
              <draw:g>
                <draw:polygon draw:style-name="gr15" draw:text-style-name="P8" draw:layer="layout" svg:width="0.232cm" svg:height="0.17cm" svg:x="3.182cm" svg:y="15.129cm" svg:viewBox="0 0 233 171" draw:points="0,48 0,0 233,122 233,171">
                  <text:p/>
                </draw:polygon>
                <draw:polygon draw:style-name="gr16" draw:text-style-name="P8" draw:layer="layout" svg:width="0.232cm" svg:height="0.206cm" svg:x="3.37cm" svg:y="14.946cm" svg:viewBox="0 0 233 207" draw:points="0,86 0,0 233,122 233,207">
                  <text:p/>
                </draw:polygon>
                <draw:polygon draw:style-name="gr17" draw:text-style-name="P9" draw:layer="layout" svg:width="0.419cm" svg:height="0.219cm" svg:x="3.182cm" svg:y="15.032cm" svg:viewBox="0 0 420 220" draw:points="0,98 186,0 420,122 233,220">
                  <text:p/>
                </draw:polygon>
                <draw:line draw:style-name="gr18" draw:text-style-name="P12" draw:layer="layout" svg:x1="3.37cm" svg:y1="15.032cm" svg:x2="3.603cm" svg:y2="15.154cm">
                  <text:p/>
                </draw:line>
                <draw:polygon draw:style-name="gr19" draw:text-style-name="P10" draw:layer="layout" svg:width="0.232cm" svg:height="0.206cm" svg:x="3.416cm" svg:y="15.093cm" svg:viewBox="0 0 233 207" draw:points="0,207 0,159 186,61 186,0 233,25 233,86">
                  <text:p/>
                </draw:polygon>
                <draw:polygon draw:style-name="gr20" draw:text-style-name="P8" draw:layer="layout" svg:width="0.745cm" svg:height="0.927cm" svg:x="2.927cm" svg:y="14.202cm" svg:viewBox="0 0 746 928" draw:points="0,537 0,0 746,391 746,928">
                  <text:p/>
                </draw:polygon>
                <draw:polygon draw:style-name="gr21" draw:text-style-name="P13" draw:layer="layout" svg:width="0.699cm" svg:height="0.853cm" svg:x="2.95cm" svg:y="14.238cm" svg:viewBox="0 0 700 854" draw:points="0,488 0,0 700,366 700,854">
                  <text:p/>
                </draw:polygon>
                <draw:polygon draw:style-name="gr22" draw:text-style-name="P9" draw:layer="layout" svg:width="0.792cm" svg:height="0.414cm" svg:x="2.927cm" svg:y="14.177cm" svg:viewBox="0 0 793 415" draw:points="746,415 0,25 47,0 793,391">
                  <text:p/>
                </draw:polygon>
                <draw:polygon draw:style-name="gr23" draw:text-style-name="P10" draw:layer="layout" svg:width="0.046cm" svg:height="0.56cm" svg:x="3.673cm" svg:y="14.569cm" svg:viewBox="0 0 47 561" draw:points="0,561 0,25 47,0 47,537">
                  <text:p/>
                </draw:polygon>
                <draw:polygon draw:style-name="gr24" draw:text-style-name="P11" draw:layer="layout" svg:width="0.792cm" svg:height="1.122cm" svg:x="2.927cm" svg:y="14.177cm" svg:viewBox="0 0 793 1123" draw:points="47,0 793,391 793,928 746,952 723,940 723,1001 490,1123 256,1001 256,952 443,854 443,794 0,561 0,25">
                  <text:p/>
                </draw:polygon>
              </draw:g>
            </draw:g>
            <draw:g>
              <draw:path draw:style-name="gr25" draw:text-style-name="P7" draw:layer="layout" svg:width="0.303cm" svg:height="0.145cm" svg:x="3.322cm" svg:y="15.459cm" svg:viewBox="0 0 304 146" svg:d="M2 146c64 0 302-60 302-98 0-36-6-48-70-48 0 37-256 25-232 146z">
                <text:p/>
              </draw:path>
              <draw:g>
                <draw:polygon draw:style-name="gr26" draw:text-style-name="P9" draw:layer="layout" svg:width="1.002cm" svg:height="0.524cm" svg:x="2.577cm" svg:y="15.044cm" svg:viewBox="0 0 1003 525" draw:points="746,525 0,134 256,0 1003,391">
                  <text:p/>
                </draw:polygon>
                <draw:polygon draw:style-name="gr27" draw:text-style-name="P14" draw:layer="layout" svg:width="0.675cm" svg:height="0.353cm" svg:x="2.647cm" svg:y="15.08cm" svg:viewBox="0 0 676 354" draw:points="0,98 186,0 676,256 490,354">
                  <text:p/>
                </draw:polygon>
                <draw:polygon draw:style-name="gr28" draw:text-style-name="P14" draw:layer="layout" svg:width="0.325cm" svg:height="0.17cm" svg:x="3.182cm" svg:y="15.361cm" svg:viewBox="0 0 326 171" draw:points="0,98 186,0 326,73 140,171">
                  <text:p/>
                </draw:polygon>
                <draw:polygon draw:style-name="gr29" draw:text-style-name="P10" draw:layer="layout" svg:width="0.255cm" svg:height="0.182cm" svg:x="3.323cm" svg:y="15.434cm" svg:viewBox="0 0 256 183" draw:points="0,183 0,134 256,0 256,48">
                  <text:p/>
                </draw:polygon>
                <draw:line draw:style-name="gr30" draw:text-style-name="P12" draw:layer="layout" svg:x1="2.693cm" svg:y1="15.153cm" svg:x2="3.183cm" svg:y2="15.409cm">
                  <text:p/>
                </draw:line>
                <draw:line draw:style-name="gr31" draw:text-style-name="P12" draw:layer="layout" svg:x1="2.74cm" svg:y1="15.129cm" svg:x2="3.23cm" svg:y2="15.385cm">
                  <text:p/>
                </draw:line>
                <draw:line draw:style-name="gr32" draw:text-style-name="P12" draw:layer="layout" svg:x1="2.787cm" svg:y1="15.105cm" svg:x2="3.277cm" svg:y2="15.361cm">
                  <text:p/>
                </draw:line>
                <draw:line draw:style-name="gr33" draw:text-style-name="P12" draw:layer="layout" svg:x1="3.229cm" svg:y1="15.338cm" svg:x2="3.276cm" svg:y2="15.313cm">
                  <text:p/>
                </draw:line>
                <draw:line draw:style-name="gr34" draw:text-style-name="P12" draw:layer="layout" svg:x1="3.182cm" svg:y1="15.313cm" svg:x2="3.229cm" svg:y2="15.288cm">
                  <text:p/>
                </draw:line>
                <draw:line draw:style-name="gr35" draw:text-style-name="P12" draw:layer="layout" svg:x1="3.136cm" svg:y1="15.289cm" svg:x2="3.183cm" svg:y2="15.264cm">
                  <text:p/>
                </draw:line>
                <draw:line draw:style-name="gr36" draw:text-style-name="P12" draw:layer="layout" svg:x1="3.159cm" svg:y1="15.35cm" svg:x2="3.206cm" svg:y2="15.325cm">
                  <text:p/>
                </draw:line>
                <draw:line draw:style-name="gr37" draw:text-style-name="P12" draw:layer="layout" svg:x1="3.113cm" svg:y1="15.325cm" svg:x2="3.16cm" svg:y2="15.3cm">
                  <text:p/>
                </draw:line>
                <draw:line draw:style-name="gr38" draw:text-style-name="P12" draw:layer="layout" svg:x1="3.066cm" svg:y1="15.301cm" svg:x2="3.113cm" svg:y2="15.276cm">
                  <text:p/>
                </draw:line>
                <draw:line draw:style-name="gr39" draw:text-style-name="P12" draw:layer="layout" svg:x1="3.089cm" svg:y1="15.265cm" svg:x2="3.136cm" svg:y2="15.24cm">
                  <text:p/>
                </draw:line>
                <draw:line draw:style-name="gr40" draw:text-style-name="P12" draw:layer="layout" svg:x1="3.02cm" svg:y1="15.277cm" svg:x2="3.067cm" svg:y2="15.252cm">
                  <text:p/>
                </draw:line>
                <draw:line draw:style-name="gr41" draw:text-style-name="P12" draw:layer="layout" svg:x1="3.043cm" svg:y1="15.24cm" svg:x2="3.09cm" svg:y2="15.215cm">
                  <text:p/>
                </draw:line>
                <draw:line draw:style-name="gr42" draw:text-style-name="P12" draw:layer="layout" svg:x1="2.997cm" svg:y1="15.215cm" svg:x2="3.044cm" svg:y2="15.19cm">
                  <text:p/>
                </draw:line>
                <draw:line draw:style-name="gr43" draw:text-style-name="P12" draw:layer="layout" svg:x1="2.95cm" svg:y1="15.191cm" svg:x2="2.997cm" svg:y2="15.166cm">
                  <text:p/>
                </draw:line>
                <draw:line draw:style-name="gr44" draw:text-style-name="P12" draw:layer="layout" svg:x1="2.973cm" svg:y1="15.252cm" svg:x2="3.02cm" svg:y2="15.227cm">
                  <text:p/>
                </draw:line>
                <draw:line draw:style-name="gr45" draw:text-style-name="P12" draw:layer="layout" svg:x1="2.927cm" svg:y1="15.228cm" svg:x2="2.974cm" svg:y2="15.203cm">
                  <text:p/>
                </draw:line>
                <draw:line draw:style-name="gr46" draw:text-style-name="P12" draw:layer="layout" svg:x1="2.879cm" svg:y1="15.204cm" svg:x2="2.926cm" svg:y2="15.179cm">
                  <text:p/>
                </draw:line>
                <draw:line draw:style-name="gr47" draw:text-style-name="P12" draw:layer="layout" svg:x1="2.903cm" svg:y1="15.167cm" svg:x2="2.95cm" svg:y2="15.142cm">
                  <text:p/>
                </draw:line>
                <draw:line draw:style-name="gr48" draw:text-style-name="P12" draw:layer="layout" svg:x1="2.833cm" svg:y1="15.178cm" svg:x2="2.88cm" svg:y2="15.153cm">
                  <text:p/>
                </draw:line>
                <draw:line draw:style-name="gr49" draw:text-style-name="P12" draw:layer="layout" svg:x1="2.856cm" svg:y1="15.142cm" svg:x2="2.903cm" svg:y2="15.117cm">
                  <text:p/>
                </draw:line>
                <draw:line draw:style-name="gr50" draw:text-style-name="P12" draw:layer="layout" svg:x1="2.809cm" svg:y1="15.118cm" svg:x2="2.856cm" svg:y2="15.093cm">
                  <text:p/>
                </draw:line>
                <draw:line draw:style-name="gr51" draw:text-style-name="P12" draw:layer="layout" svg:x1="2.787cm" svg:y1="15.154cm" svg:x2="2.834cm" svg:y2="15.129cm">
                  <text:p/>
                </draw:line>
                <draw:line draw:style-name="gr52" draw:text-style-name="P12" draw:layer="layout" svg:x1="3.089cm" svg:y1="15.362cm" svg:x2="3.136cm" svg:y2="15.337cm">
                  <text:p/>
                </draw:line>
                <draw:line draw:style-name="gr53" draw:text-style-name="P12" draw:layer="layout" svg:x1="3.043cm" svg:y1="15.338cm" svg:x2="3.09cm" svg:y2="15.313cm">
                  <text:p/>
                </draw:line>
                <draw:line draw:style-name="gr54" draw:text-style-name="P12" draw:layer="layout" svg:x1="2.997cm" svg:y1="15.313cm" svg:x2="3.044cm" svg:y2="15.288cm">
                  <text:p/>
                </draw:line>
                <draw:line draw:style-name="gr55" draw:text-style-name="P12" draw:layer="layout" svg:x1="2.973cm" svg:y1="15.35cm" svg:x2="3.02cm" svg:y2="15.325cm">
                  <text:p/>
                </draw:line>
                <draw:line draw:style-name="gr56" draw:text-style-name="P12" draw:layer="layout" svg:x1="2.927cm" svg:y1="15.325cm" svg:x2="2.974cm" svg:y2="15.3cm">
                  <text:p/>
                </draw:line>
                <draw:line draw:style-name="gr57" draw:text-style-name="P12" draw:layer="layout" svg:x1="2.95cm" svg:y1="15.289cm" svg:x2="2.997cm" svg:y2="15.264cm">
                  <text:p/>
                </draw:line>
                <draw:line draw:style-name="gr58" draw:text-style-name="P12" draw:layer="layout" svg:x1="2.903cm" svg:y1="15.265cm" svg:x2="2.95cm" svg:y2="15.24cm">
                  <text:p/>
                </draw:line>
                <draw:line draw:style-name="gr59" draw:text-style-name="P12" draw:layer="layout" svg:x1="2.856cm" svg:y1="15.24cm" svg:x2="2.903cm" svg:y2="15.215cm">
                  <text:p/>
                </draw:line>
                <draw:line draw:style-name="gr60" draw:text-style-name="P12" draw:layer="layout" svg:x1="2.809cm" svg:y1="15.215cm" svg:x2="2.856cm" svg:y2="15.19cm">
                  <text:p/>
                </draw:line>
                <draw:line draw:style-name="gr61" draw:text-style-name="P12" draw:layer="layout" svg:x1="2.74cm" svg:y1="15.228cm" svg:x2="2.787cm" svg:y2="15.203cm">
                  <text:p/>
                </draw:line>
                <draw:line draw:style-name="gr62" draw:text-style-name="P12" draw:layer="layout" svg:x1="2.763cm" svg:y1="15.191cm" svg:x2="2.81cm" svg:y2="15.166cm">
                  <text:p/>
                </draw:line>
                <draw:line draw:style-name="gr63" draw:text-style-name="P12" draw:layer="layout" svg:x1="2.693cm" svg:y1="15.204cm" svg:x2="2.74cm" svg:y2="15.179cm">
                  <text:p/>
                </draw:line>
                <draw:line draw:style-name="gr64" draw:text-style-name="P12" draw:layer="layout" svg:x1="3.066cm" svg:y1="15.399cm" svg:x2="3.113cm" svg:y2="15.374cm">
                  <text:p/>
                </draw:line>
                <draw:line draw:style-name="gr65" draw:text-style-name="P12" draw:layer="layout" svg:x1="3.02cm" svg:y1="15.374cm" svg:x2="3.067cm" svg:y2="15.349cm">
                  <text:p/>
                </draw:line>
                <draw:line draw:style-name="gr66" draw:text-style-name="P12" draw:layer="layout" svg:x1="3.229cm" svg:y1="15.484cm" svg:x2="3.415cm" svg:y2="15.386cm">
                  <text:p/>
                </draw:line>
                <draw:line draw:style-name="gr67" draw:text-style-name="P12" draw:layer="layout" svg:x1="3.277cm" svg:y1="15.508cm" svg:x2="3.463cm" svg:y2="15.41cm">
                  <text:p/>
                </draw:line>
                <draw:line draw:style-name="gr68" draw:text-style-name="P12" draw:layer="layout" svg:x1="3.323cm" svg:y1="15.386cm" svg:x2="3.463cm" svg:y2="15.459cm">
                  <text:p/>
                </draw:line>
                <draw:line draw:style-name="gr69" draw:text-style-name="P12" draw:layer="layout" svg:x1="3.277cm" svg:y1="15.41cm" svg:x2="3.417cm" svg:y2="15.483cm">
                  <text:p/>
                </draw:line>
                <draw:line draw:style-name="gr70" draw:text-style-name="P12" draw:layer="layout" svg:x1="3.229cm" svg:y1="15.434cm" svg:x2="3.323cm" svg:y2="15.482cm">
                  <text:p/>
                </draw:line>
                <draw:polygon draw:style-name="gr71" draw:text-style-name="P8" draw:layer="layout" svg:width="0.745cm" svg:height="0.438cm" svg:x="2.577cm" svg:y="15.179cm" svg:viewBox="0 0 746 439" draw:points="0,48 0,0 746,391 746,439">
                  <text:p/>
                </draw:polygon>
                <draw:polygon draw:style-name="gr72" draw:text-style-name="P11" draw:layer="layout" svg:width="1.002cm" svg:height="0.572cm" svg:x="2.577cm" svg:y="15.044cm" svg:viewBox="0 0 1003 573" draw:points="256,0 1003,391 1003,439 746,573 0,183 0,134">
                  <text:p/>
                </draw:polygon>
              </draw:g>
            </draw:g>
          </draw:g>
          <draw:frame draw:style-name="gr73" draw:text-style-name="P6" draw:layer="layout" svg:width="3.735cm" svg:height="1.674cm" svg:x="3.883cm" svg:y="14.177cm">
            <draw:text-box>
              <text:p text:style-name="P5"><text:span text:style-name="T1">Admin PC</text:span><text:span text:style-name="T4"><text:line-break/></text:span><text:span text:style-name="T4"/></text:p>
            </draw:text-box>
          </draw:frame>
          <draw:custom-shape draw:style-name="gr74" draw:text-style-name="P1" xml:id="id1" draw:id="id1" draw:layer="layout" svg:width="5.9cm" svg:height="1.8cm" svg:x="2.01cm" svg:y="13.988cm">
            <text:p/>
            <draw:enhanced-geometry svg:viewBox="0 0 21600 21600" draw:path-stretchpoint-x="10800" draw:path-stretchpoint-y="10800" draw:text-areas="?f3 ?f4 ?f5 ?f6" draw:type="round-rectangle" draw:modifiers="3957.80122154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16" draw:layer="layout" svg:width="3.735cm" svg:height="1.617cm" svg:x="11.906cm" svg:y="14.177cm">
            <draw:text-box>
              <text:p text:style-name="P15"><text:span text:style-name="T3">Schulnetz</text:span><text:span text:style-name="T3"><text:line-break/></text:span><text:span text:style-name="T5">10.0.0.0/8</text:span></text:p>
            </draw:text-box>
          </draw:frame>
          <draw:custom-shape draw:style-name="gr74" draw:text-style-name="P1" xml:id="id3" draw:id="id3" draw:layer="layout" svg:width="5.9cm" svg:height="1.8cm" svg:x="9.587cm" svg:y="13.989cm">
            <text:p/>
            <draw:enhanced-geometry svg:viewBox="0 0 21600 21600" draw:path-stretchpoint-x="10800" draw:path-stretchpoint-y="10800" draw:text-areas="?f3 ?f4 ?f5 ?f6" draw:type="round-rectangle" draw:modifiers="3957.80122154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76" draw:text-style-name="P7" draw:layer="layout" svg:width="0.697cm" svg:height="0.559cm" svg:x="11.379cm" svg:y="15.024cm" svg:viewBox="0 0 698 560" svg:d="M0 560c106 0 698-224 698-336s-282-224-388-224c0 67-310 470-310 560z">
              <text:p/>
            </draw:path>
            <draw:g>
              <draw:polygon draw:style-name="gr77" draw:text-style-name="P8" draw:layer="layout" svg:width="1.355cm" svg:height="1.007cm" svg:x="9.946cm" svg:y="14.531cm" svg:viewBox="0 0 1356 1008" draw:points="0,224 0,0 1356,784 1356,1008">
                <text:p/>
              </draw:polygon>
              <draw:polygon draw:style-name="gr78" draw:text-style-name="P17" draw:layer="layout" svg:width="0.58cm" svg:height="0.559cm" svg:x="11.302cm" svg:y="14.979cm" svg:viewBox="0 0 581 560" draw:points="0,560 0,336 581,0 581,224">
                <text:p/>
              </draw:polygon>
              <draw:polygon draw:style-name="gr79" draw:text-style-name="P9" draw:layer="layout" svg:width="1.937cm" svg:height="1.119cm" svg:x="9.946cm" svg:y="14.195cm" svg:viewBox="0 0 1938 1120" draw:points="1356,1120 0,336 581,0 1938,784">
                <text:p/>
              </draw:polygon>
              <draw:polygon draw:style-name="gr80" draw:text-style-name="P18" draw:layer="layout" svg:width="0.077cm" svg:height="0.134cm" svg:x="11.147cm" svg:y="15.293cm" svg:viewBox="0 0 78 135" draw:points="0,90 0,0 78,45 78,135">
                <text:p/>
              </draw:polygon>
              <draw:polygon draw:style-name="gr81" draw:text-style-name="P8" draw:layer="layout" svg:width="0.077cm" svg:height="0.268cm" svg:x="9.868cm" svg:y="14.486cm" svg:viewBox="0 0 78 269" draw:points="0,224 0,0 78,45 78,269">
                <text:p/>
              </draw:polygon>
              <draw:polygon draw:style-name="gr82" draw:text-style-name="P8" draw:layer="layout" svg:width="0.077cm" svg:height="0.268cm" svg:x="11.302cm" svg:y="15.315cm" svg:viewBox="0 0 78 269" draw:points="0,224 0,0 78,45 78,269">
                <text:p/>
              </draw:polygon>
              <draw:polygon draw:style-name="gr83" draw:text-style-name="P11" draw:layer="layout" svg:width="2.014cm" svg:height="1.388cm" svg:x="9.868cm" svg:y="14.195cm" svg:viewBox="0 0 2015 1389" draw:points="0,515 0,291 78,336 659,0 2015,784 2015,1008 1511,1299 1511,1389">
                <text:p/>
              </draw:polygon>
              <draw:polygon draw:style-name="gr84" draw:text-style-name="P19" draw:layer="layout" svg:width="0.038cm" svg:height="0.066cm" svg:x="9.984cm" svg:y="14.688cm" svg:viewBox="0 0 39 67" draw:points="0,45 0,0 39,22 39,67">
                <text:p/>
              </draw:polygon>
              <draw:polygon draw:style-name="gr85" draw:text-style-name="P19" draw:layer="layout" svg:width="0.038cm" svg:height="0.066cm" svg:x="9.984cm" svg:y="14.598cm" svg:viewBox="0 0 39 67" draw:points="0,45 0,0 39,22 39,67">
                <text:p/>
              </draw:polygon>
              <draw:polygon draw:style-name="gr86" draw:text-style-name="P19" draw:layer="layout" svg:width="0.038cm" svg:height="0.066cm" svg:x="10.062cm" svg:y="14.733cm" svg:viewBox="0 0 39 67" draw:points="0,45 0,0 39,22 39,67">
                <text:p/>
              </draw:polygon>
              <draw:polygon draw:style-name="gr87" draw:text-style-name="P19" draw:layer="layout" svg:width="0.038cm" svg:height="0.066cm" svg:x="10.062cm" svg:y="14.643cm" svg:viewBox="0 0 39 67" draw:points="0,45 0,0 39,22 39,67">
                <text:p/>
              </draw:polygon>
              <draw:polygon draw:style-name="gr88" draw:text-style-name="P19" draw:layer="layout" svg:width="0.038cm" svg:height="0.066cm" svg:x="10.139cm" svg:y="14.778cm" svg:viewBox="0 0 39 67" draw:points="0,45 0,0 39,22 39,67">
                <text:p/>
              </draw:polygon>
              <draw:polygon draw:style-name="gr89" draw:text-style-name="P19" draw:layer="layout" svg:width="0.038cm" svg:height="0.066cm" svg:x="10.139cm" svg:y="14.688cm" svg:viewBox="0 0 39 67" draw:points="0,45 0,0 39,22 39,67">
                <text:p/>
              </draw:polygon>
              <draw:polygon draw:style-name="gr90" draw:text-style-name="P19" draw:layer="layout" svg:width="0.038cm" svg:height="0.066cm" svg:x="10.217cm" svg:y="14.822cm" svg:viewBox="0 0 39 67" draw:points="0,45 0,0 39,22 39,67">
                <text:p/>
              </draw:polygon>
              <draw:polygon draw:style-name="gr91" draw:text-style-name="P19" draw:layer="layout" svg:width="0.038cm" svg:height="0.066cm" svg:x="10.217cm" svg:y="14.733cm" svg:viewBox="0 0 39 67" draw:points="0,45 0,0 39,22 39,67">
                <text:p/>
              </draw:polygon>
              <draw:polygon draw:style-name="gr92" draw:text-style-name="P19" draw:layer="layout" svg:width="0.038cm" svg:height="0.066cm" svg:x="10.333cm" svg:y="14.89cm" svg:viewBox="0 0 39 67" draw:points="0,45 0,0 39,22 39,67">
                <text:p/>
              </draw:polygon>
              <draw:polygon draw:style-name="gr93" draw:text-style-name="P19" draw:layer="layout" svg:width="0.038cm" svg:height="0.066cm" svg:x="10.333cm" svg:y="14.8cm" svg:viewBox="0 0 39 67" draw:points="0,45 0,0 39,22 39,67">
                <text:p/>
              </draw:polygon>
              <draw:polygon draw:style-name="gr94" draw:text-style-name="P19" draw:layer="layout" svg:width="0.038cm" svg:height="0.066cm" svg:x="10.411cm" svg:y="14.934cm" svg:viewBox="0 0 39 67" draw:points="0,45 0,0 39,22 39,67">
                <text:p/>
              </draw:polygon>
              <draw:polygon draw:style-name="gr95" draw:text-style-name="P19" draw:layer="layout" svg:width="0.038cm" svg:height="0.066cm" svg:x="10.411cm" svg:y="14.845cm" svg:viewBox="0 0 39 67" draw:points="0,45 0,0 39,22 39,67">
                <text:p/>
              </draw:polygon>
              <draw:polygon draw:style-name="gr96" draw:text-style-name="P19" draw:layer="layout" svg:width="0.038cm" svg:height="0.066cm" svg:x="10.488cm" svg:y="14.979cm" svg:viewBox="0 0 39 67" draw:points="0,45 0,0 39,22 39,67">
                <text:p/>
              </draw:polygon>
              <draw:polygon draw:style-name="gr97" draw:text-style-name="P19" draw:layer="layout" svg:width="0.038cm" svg:height="0.066cm" svg:x="10.488cm" svg:y="14.89cm" svg:viewBox="0 0 39 67" draw:points="0,45 0,0 39,22 39,67">
                <text:p/>
              </draw:polygon>
              <draw:polygon draw:style-name="gr98" draw:text-style-name="P19" draw:layer="layout" svg:width="0.038cm" svg:height="0.066cm" svg:x="10.566cm" svg:y="15.024cm" svg:viewBox="0 0 39 67" draw:points="0,45 0,0 39,22 39,67">
                <text:p/>
              </draw:polygon>
              <draw:polygon draw:style-name="gr99" draw:text-style-name="P19" draw:layer="layout" svg:width="0.038cm" svg:height="0.066cm" svg:x="10.566cm" svg:y="14.934cm" svg:viewBox="0 0 39 67" draw:points="0,45 0,0 39,22 39,67">
                <text:p/>
              </draw:polygon>
              <draw:polygon draw:style-name="gr100" draw:text-style-name="P19" draw:layer="layout" svg:width="0.038cm" svg:height="0.066cm" svg:x="10.682cm" svg:y="15.091cm" svg:viewBox="0 0 39 67" draw:points="0,45 0,0 39,22 39,67">
                <text:p/>
              </draw:polygon>
              <draw:polygon draw:style-name="gr101" draw:text-style-name="P19" draw:layer="layout" svg:width="0.038cm" svg:height="0.066cm" svg:x="10.682cm" svg:y="15.001cm" svg:viewBox="0 0 39 67" draw:points="0,45 0,0 39,22 39,67">
                <text:p/>
              </draw:polygon>
              <draw:polygon draw:style-name="gr102" draw:text-style-name="P19" draw:layer="layout" svg:width="0.038cm" svg:height="0.066cm" svg:x="10.759cm" svg:y="15.136cm" svg:viewBox="0 0 39 67" draw:points="0,45 0,0 39,22 39,67">
                <text:p/>
              </draw:polygon>
              <draw:polygon draw:style-name="gr103" draw:text-style-name="P19" draw:layer="layout" svg:width="0.038cm" svg:height="0.066cm" svg:x="10.759cm" svg:y="15.046cm" svg:viewBox="0 0 39 67" draw:points="0,45 0,0 39,22 39,67">
                <text:p/>
              </draw:polygon>
              <draw:polygon draw:style-name="gr104" draw:text-style-name="P19" draw:layer="layout" svg:width="0.038cm" svg:height="0.066cm" svg:x="10.837cm" svg:y="15.181cm" svg:viewBox="0 0 39 67" draw:points="0,45 0,0 39,22 39,67">
                <text:p/>
              </draw:polygon>
              <draw:polygon draw:style-name="gr105" draw:text-style-name="P19" draw:layer="layout" svg:width="0.038cm" svg:height="0.066cm" svg:x="10.837cm" svg:y="15.091cm" svg:viewBox="0 0 39 67" draw:points="0,45 0,0 39,22 39,67">
                <text:p/>
              </draw:polygon>
              <draw:polygon draw:style-name="gr106" draw:text-style-name="P19" draw:layer="layout" svg:width="0.038cm" svg:height="0.066cm" svg:x="10.914cm" svg:y="15.226cm" svg:viewBox="0 0 39 67" draw:points="0,45 0,0 39,22 39,67">
                <text:p/>
              </draw:polygon>
              <draw:polygon draw:style-name="gr107" draw:text-style-name="P19" draw:layer="layout" svg:width="0.038cm" svg:height="0.066cm" svg:x="10.914cm" svg:y="15.136cm" svg:viewBox="0 0 39 67" draw:points="0,45 0,0 39,22 39,67">
                <text:p/>
              </draw:polygon>
            </draw:g>
          </draw:g>
          <draw:g xml:id="id6" draw:id="id6">
            <draw:glue-point draw:id="4" svg:x="2.43cm" svg:y="3.307cm"/>
            <draw:glue-point draw:id="5" svg:x="1.293cm" svg:y="0.974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glue-point draw:id="16" svg:x="2.317cm" svg:y="3.372cm"/>
              <draw:path draw:style-name="gr108" draw:text-style-name="P7" draw:layer="layout" svg:width="1.584cm" svg:height="0.757cm" svg:x="3.23cm" svg:y="10.113cm" svg:viewBox="0 0 1585 758" svg:d="M1 758c132 0 1584-471 1584-615 0-143-204-143-336-143 0 61-1296 307-1248 758z">
                <text:p/>
              </draw:path>
              <draw:g>
                <draw:polygon draw:style-name="gr109" draw:text-style-name="P8" draw:layer="layout" svg:width="1.679cm" svg:height="1.125cm" svg:x="1.455cm" svg:y="9.703cm" svg:viewBox="0 0 1680 1126" draw:points="0,410 0,0 1680,717 1680,1126">
                  <text:p/>
                </draw:polygon>
                <draw:polygon draw:style-name="gr110" draw:text-style-name="P17" draw:layer="layout" svg:width="1.439cm" svg:height="1.023cm" svg:x="3.135cm" svg:y="9.806cm" svg:viewBox="0 0 1440 1024" draw:points="0,1024 0,614 1440,0 1440,410">
                  <text:p/>
                </draw:polygon>
                <draw:polygon draw:style-name="gr111" draw:text-style-name="P9" draw:layer="layout" svg:width="3.119cm" svg:height="1.33cm" svg:x="1.455cm" svg:y="9.089cm" svg:viewBox="0 0 3120 1331" draw:points="1680,1331 0,614 1440,0 3120,717">
                  <text:p/>
                </draw:polygon>
                <draw:line draw:style-name="gr112" draw:text-style-name="P12" draw:layer="layout" svg:x1="2.031cm" svg:y1="10.031cm" svg:x2="2.031cm" svg:y2="10.277cm">
                  <text:p/>
                </draw:line>
                <draw:line draw:style-name="gr113" draw:text-style-name="P12" draw:layer="layout" svg:x1="3.087cm" svg:y1="10.556cm" svg:x2="2.319cm" svg:y2="10.228cm">
                  <text:p/>
                </draw:line>
                <draw:line draw:style-name="gr114" draw:text-style-name="P12" draw:layer="layout" svg:x1="2.315cm" svg:y1="10.154cm" svg:x2="2.315cm" svg:y2="10.236cm">
                  <text:p/>
                </draw:line>
                <draw:line draw:style-name="gr115" draw:text-style-name="P12" draw:layer="layout" svg:x1="3.083cm" svg:y1="10.482cm" svg:x2="3.083cm" svg:y2="10.564cm">
                  <text:p/>
                </draw:line>
                <draw:line draw:style-name="gr116" draw:text-style-name="P12" draw:layer="layout" svg:x1="3.083cm" svg:y1="10.482cm" svg:x2="2.315cm" svg:y2="10.154cm">
                  <text:p/>
                </draw:line>
                <draw:polygon draw:style-name="gr117" draw:text-style-name="P18" draw:layer="layout" svg:width="0.095cm" svg:height="0.122cm" svg:x="2.127cm" svg:y="10.072cm" svg:viewBox="0 0 96 123" draw:points="0,82 0,0 96,41 96,123">
                  <text:p/>
                </draw:polygon>
                <draw:line draw:style-name="gr118" draw:text-style-name="P12" draw:layer="layout" svg:x1="1.935cm" svg:y1="9.99cm" svg:x2="1.935cm" svg:y2="10.236cm">
                  <text:p/>
                </draw:line>
                <draw:line draw:style-name="gr119" draw:text-style-name="P12" draw:layer="layout" svg:x1="1.839cm" svg:y1="9.949cm" svg:x2="1.839cm" svg:y2="10.195cm">
                  <text:p/>
                </draw:line>
                <draw:line draw:style-name="gr120" draw:text-style-name="P12" draw:layer="layout" svg:x1="1.743cm" svg:y1="9.908cm" svg:x2="1.743cm" svg:y2="10.154cm">
                  <text:p/>
                </draw:line>
                <draw:line draw:style-name="gr121" draw:text-style-name="P12" draw:layer="layout" svg:x1="1.647cm" svg:y1="9.867cm" svg:x2="1.647cm" svg:y2="10.113cm">
                  <text:p/>
                </draw:line>
                <draw:line draw:style-name="gr122" draw:text-style-name="P12" draw:layer="layout" svg:x1="1.551cm" svg:y1="9.826cm" svg:x2="1.551cm" svg:y2="10.072cm">
                  <text:p/>
                </draw:line>
                <draw:polygon draw:style-name="gr123" draw:text-style-name="P8" draw:layer="layout" svg:width="0.095cm" svg:height="0.45cm" svg:x="1.359cm" svg:y="9.662cm" svg:viewBox="0 0 96 451" draw:points="0,410 0,0 96,41 96,451">
                  <text:p/>
                </draw:polygon>
                <draw:polygon draw:style-name="gr124" draw:text-style-name="P8" draw:layer="layout" svg:width="0.095cm" svg:height="0.45cm" svg:x="3.135cm" svg:y="10.42cm" svg:viewBox="0 0 96 451" draw:points="0,410 0,0 96,41 96,451">
                  <text:p/>
                </draw:polygon>
                <draw:polygon draw:style-name="gr125" draw:text-style-name="P11" draw:layer="layout" svg:width="3.215cm" svg:height="1.781cm" svg:x="1.359cm" svg:y="9.089cm" svg:viewBox="0 0 3216 1782" draw:points="0,983 0,573 96,614 1536,0 3216,717 3216,1126 1872,1700 1872,1782">
                  <text:p/>
                </draw:polygon>
              </draw:g>
            </draw:g>
            <draw:g>
              <draw:glue-point draw:id="4" svg:x="0.016cm" svg:y="0.019cm" draw:align="center"/>
              <draw:g>
                <draw:polygon draw:style-name="gr126" draw:text-style-name="P20" draw:layer="layout" svg:width="0.157cm" svg:height="0.201cm" svg:x="3.897cm" svg:y="10.279cm" svg:viewBox="0 0 158 202" draw:points="0,202 0,67 158,0 158,134">
                  <text:p/>
                </draw:polygon>
                <draw:polygon draw:style-name="gr127" draw:text-style-name="P21" draw:layer="layout" svg:width="0.157cm" svg:height="0.201cm" svg:x="3.739cm" svg:y="10.279cm" svg:viewBox="0 0 158 202" draw:points="0,134 0,0 158,67 158,202">
                  <text:p/>
                </draw:polygon>
                <draw:polygon draw:style-name="gr128" draw:text-style-name="P22" draw:layer="layout" svg:width="0.314cm" svg:height="0.133cm" svg:x="3.739cm" svg:y="10.212cm" svg:viewBox="0 0 315 134" draw:points="158,134 0,67 158,0 315,67">
                  <text:p/>
                </draw:polygon>
              </draw:g>
              <draw:g>
                <draw:polygon draw:style-name="gr129" draw:text-style-name="P20" draw:layer="layout" svg:width="0.157cm" svg:height="0.201cm" svg:x="3.66cm" svg:y="10.582cm" svg:viewBox="0 0 158 202" draw:points="0,202 0,67 158,0 158,134">
                  <text:p/>
                </draw:polygon>
                <draw:polygon draw:style-name="gr130" draw:text-style-name="P21" draw:layer="layout" svg:width="0.157cm" svg:height="0.201cm" svg:x="3.503cm" svg:y="10.582cm" svg:viewBox="0 0 158 202" draw:points="0,134 0,0 158,67 158,202">
                  <text:p/>
                </draw:polygon>
                <draw:polygon draw:style-name="gr131" draw:text-style-name="P22" draw:layer="layout" svg:width="0.314cm" svg:height="0.133cm" svg:x="3.503cm" svg:y="10.515cm" svg:viewBox="0 0 315 134" draw:points="158,134 0,67 158,0 315,67">
                  <text:p/>
                </draw:polygon>
              </draw:g>
              <draw:g>
                <draw:polygon draw:style-name="gr132" draw:text-style-name="P20" draw:layer="layout" svg:width="0.157cm" svg:height="0.201cm" svg:x="4.133cm" svg:y="10.582cm" svg:viewBox="0 0 158 202" draw:points="0,202 0,67 158,0 158,134">
                  <text:p/>
                </draw:polygon>
                <draw:polygon draw:style-name="gr133" draw:text-style-name="P21" draw:layer="layout" svg:width="0.157cm" svg:height="0.201cm" svg:x="3.976cm" svg:y="10.582cm" svg:viewBox="0 0 158 202" draw:points="0,134 0,0 158,67 158,202">
                  <text:p/>
                </draw:polygon>
                <draw:polygon draw:style-name="gr134" draw:text-style-name="P22" draw:layer="layout" svg:width="0.314cm" svg:height="0.133cm" svg:x="3.976cm" svg:y="10.515cm" svg:viewBox="0 0 315 134" draw:points="158,134 0,67 158,0 315,67">
                  <text:p/>
                </draw:polygon>
              </draw:g>
              <draw:g>
                <draw:polygon draw:style-name="gr135" draw:text-style-name="P20" draw:layer="layout" svg:width="0.157cm" svg:height="0.201cm" svg:x="3.897cm" svg:y="10.683cm" svg:viewBox="0 0 158 202" draw:points="0,202 0,67 158,0 158,134">
                  <text:p/>
                </draw:polygon>
                <draw:polygon draw:style-name="gr136" draw:text-style-name="P21" draw:layer="layout" svg:width="0.157cm" svg:height="0.201cm" svg:x="3.739cm" svg:y="10.683cm" svg:viewBox="0 0 158 202" draw:points="0,134 0,0 158,67 158,202">
                  <text:p/>
                </draw:polygon>
                <draw:polygon draw:style-name="gr137" draw:text-style-name="P22" draw:layer="layout" svg:width="0.314cm" svg:height="0.133cm" svg:x="3.739cm" svg:y="10.616cm" svg:viewBox="0 0 315 134" draw:points="158,134 0,67 158,0 315,67">
                  <text:p/>
                </draw:polygon>
              </draw:g>
              <draw:g>
                <draw:polygon draw:style-name="gr138" draw:text-style-name="P20" draw:layer="layout" svg:width="0.157cm" svg:height="0.201cm" svg:x="4.133cm" svg:y="10.38cm" svg:viewBox="0 0 158 202" draw:points="0,202 0,67 158,0 158,134">
                  <text:p/>
                </draw:polygon>
                <draw:polygon draw:style-name="gr139" draw:text-style-name="P21" draw:layer="layout" svg:width="0.157cm" svg:height="0.201cm" svg:x="3.976cm" svg:y="10.38cm" svg:viewBox="0 0 158 202" draw:points="0,134 0,0 158,67 158,202">
                  <text:p/>
                </draw:polygon>
                <draw:polygon draw:style-name="gr140" draw:text-style-name="P22" draw:layer="layout" svg:width="0.314cm" svg:height="0.133cm" svg:x="3.976cm" svg:y="10.313cm" svg:viewBox="0 0 315 134" draw:points="158,134 0,67 158,0 315,67">
                  <text:p/>
                </draw:polygon>
              </draw:g>
              <draw:g>
                <draw:polygon draw:style-name="gr141" draw:text-style-name="P20" draw:layer="layout" svg:width="0.157cm" svg:height="0.201cm" svg:x="3.66cm" svg:y="10.38cm" svg:viewBox="0 0 158 202" draw:points="0,202 0,67 158,0 158,134">
                  <text:p/>
                </draw:polygon>
                <draw:polygon draw:style-name="gr142" draw:text-style-name="P21" draw:layer="layout" svg:width="0.157cm" svg:height="0.201cm" svg:x="3.503cm" svg:y="10.38cm" svg:viewBox="0 0 158 202" draw:points="0,134 0,0 158,67 158,202">
                  <text:p/>
                </draw:polygon>
                <draw:polygon draw:style-name="gr143" draw:text-style-name="P22" draw:layer="layout" svg:width="0.314cm" svg:height="0.133cm" svg:x="3.503cm" svg:y="10.313cm" svg:viewBox="0 0 315 134" draw:points="158,134 0,67 158,0 315,67">
                  <text:p/>
                </draw:polygon>
              </draw:g>
              <draw:g>
                <draw:polygon draw:style-name="gr144" draw:text-style-name="P20" draw:layer="layout" svg:width="0.157cm" svg:height="0.201cm" svg:x="3.897cm" svg:y="10.481cm" svg:viewBox="0 0 158 202" draw:points="0,202 0,67 158,0 158,134">
                  <text:p/>
                </draw:polygon>
                <draw:polygon draw:style-name="gr145" draw:text-style-name="P21" draw:layer="layout" svg:width="0.157cm" svg:height="0.201cm" svg:x="3.739cm" svg:y="10.481cm" svg:viewBox="0 0 158 202" draw:points="0,134 0,0 158,67 158,202">
                  <text:p/>
                </draw:polygon>
                <draw:polygon draw:style-name="gr146" draw:text-style-name="P22" draw:layer="layout" svg:width="0.314cm" svg:height="0.133cm" svg:x="3.739cm" svg:y="10.414cm" svg:viewBox="0 0 315 134" draw:points="158,134 0,67 158,0 315,67">
                  <text:p/>
                </draw:polygon>
              </draw:g>
              <draw:polygon draw:style-name="gr147" draw:text-style-name="P11" draw:layer="layout" svg:width="0.787cm" svg:height="0.672cm" svg:x="3.503cm" svg:y="10.212cm" svg:viewBox="0 0 788 673" draw:points="0,505 0,370 79,336 0,303 0,168 158,101 237,134 237,67 394,0 552,67 552,134 631,101 788,168 788,303 710,336 788,370 788,505 631,572 552,538 552,605 394,673 237,605 237,538 158,572">
                <text:p/>
              </draw:polygon>
            </draw:g>
          </draw:g>
          <draw:connector draw:style-name="gr148" draw:text-style-name="P2" draw:layer="layout" svg:x1="8.748cm" svg:y1="3.185cm" svg:x2="8.748cm" svg:y2="4.354cm" draw:end-shape="id4" draw:end-glue-point="0" svg:d="M8748 3185v1169" svg:viewBox="0 0 1 1170">
            <text:p/>
          </draw:connector>
          <draw:custom-shape draw:style-name="gr149" draw:text-style-name="P24" draw:layer="layout" svg:width="5.465cm" svg:height="2.369cm" svg:x="6.016cm" svg:y="1.57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3"><text:span text:style-name="T6">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50" draw:text-style-name="P7" draw:layer="layout" svg:width="0.799cm" svg:height="0.495cm" svg:x="7.253cm" svg:y="5.443cm" svg:viewBox="0 0 800 496" svg:d="M0 496c183 0 800-191 800-343 0-153-67-153-133-153 0 114-667 343-667 496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51" draw:text-style-name="P17" draw:layer="layout" svg:width="0.666cm" svg:height="0.647cm" svg:x="7.253cm" svg:y="5.291cm" svg:viewBox="0 0 667 648" draw:points="0,648 0,381 667,0 667,267">
                <text:p/>
              </draw:polygon>
              <draw:polygon draw:style-name="gr152" draw:text-style-name="P9" draw:layer="layout" svg:width="1.666cm" svg:height="0.952cm" svg:x="6.253cm" svg:y="4.719cm" svg:viewBox="0 0 1667 953" draw:points="1000,953 0,381 667,0 1667,572">
                <text:p/>
              </draw:polygon>
              <draw:polygon draw:style-name="gr153" draw:text-style-name="P8" draw:layer="layout" svg:width="0.999cm" svg:height="0.838cm" svg:x="6.253cm" svg:y="5.1cm" svg:viewBox="0 0 1000 839" draw:points="0,267 0,0 1000,572 1000,839">
                <text:p/>
              </draw:polygon>
              <draw:polygon draw:style-name="gr154" draw:text-style-name="P11" draw:layer="layout" svg:width="1.666cm" svg:height="1.219cm" svg:x="6.253cm" svg:y="4.719cm" svg:viewBox="0 0 1667 1220" draw:points="0,648 0,381 667,0 1667,572 1667,839 1000,1220">
                <text:p/>
              </draw:polygon>
              <draw:polygon draw:style-name="gr155" draw:text-style-name="P25" draw:layer="layout" svg:width="0.066cm" svg:height="0.152cm" svg:x="7.053cm" svg:y="5.634cm" svg:viewBox="0 0 67 153" draw:points="0,114 0,0 67,38 67,153">
                <text:p/>
              </draw:polygon>
              <draw:polygon draw:style-name="gr156" draw:text-style-name="P18" draw:layer="layout" svg:width="0.066cm" svg:height="0.152cm" svg:x="6.92cm" svg:y="5.558cm" svg:viewBox="0 0 67 153" draw:points="0,114 0,0 67,38 67,153">
                <text:p/>
              </draw:polygon>
              <draw:line draw:style-name="gr157" draw:text-style-name="P26" draw:layer="layout" svg:x1="6.32cm" svg:y1="5.215cm" svg:x2="6.853cm" svg:y2="5.52cm">
                <text:p/>
              </draw:line>
              <draw:line draw:style-name="gr158" draw:text-style-name="P26" draw:layer="layout" svg:x1="6.32cm" svg:y1="5.253cm" svg:x2="6.853cm" svg:y2="5.558cm">
                <text:p/>
              </draw:line>
              <draw:line draw:style-name="gr159" draw:text-style-name="P26" draw:layer="layout" svg:x1="6.32cm" svg:y1="5.291cm" svg:x2="6.853cm" svg:y2="5.596cm">
                <text:p/>
              </draw:line>
              <draw:line draw:style-name="gr160" draw:text-style-name="P26" draw:layer="layout" svg:x1="6.32cm" svg:y1="5.329cm" svg:x2="6.853cm" svg:y2="5.634cm">
                <text:p/>
              </draw:line>
            </draw:g>
          </draw:g>
          <draw:g xml:id="id5" draw:id="id5">
            <draw:glue-point draw:id="4" svg:x="-3.761cm" svg:y="3.254cm"/>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1" draw:text-style-name="P7" draw:layer="layout" svg:width="0.974cm" svg:height="0.594cm" svg:x="8.556cm" svg:y="11.567cm" svg:viewBox="0 0 975 595" svg:d="M1 595c262 0 945-134 972-327 26-194-217-268-289-268 0 45-709 268-683 595z">
                <text:p/>
              </draw:path>
              <draw:g>
                <draw:polygon draw:style-name="gr162" draw:text-style-name="P27" draw:layer="layout" svg:width="0.525cm" svg:height="1.353cm" svg:x="8.03cm" svg:y="10.823cm" svg:viewBox="0 0 526 1354" draw:points="0,1056 0,0 526,297 526,1354">
                  <text:p/>
                </draw:polygon>
                <draw:polygon draw:style-name="gr163" draw:text-style-name="P28" draw:layer="layout" svg:width="0.788cm" svg:height="1.487cm" svg:x="8.556cm" svg:y="10.674cm" svg:viewBox="0 0 789 1488" draw:points="0,1488 0,446 789,0 789,1041">
                  <text:p/>
                </draw:polygon>
                <draw:polygon draw:style-name="gr164" draw:text-style-name="P29" draw:layer="layout" svg:width="1.313cm" svg:height="0.743cm" svg:x="8.03cm" svg:y="10.377cm" svg:viewBox="0 0 1314 744" draw:points="526,744 0,446 789,0 1314,297">
                  <text:p/>
                </draw:polygon>
                <draw:polygon draw:style-name="gr165" draw:text-style-name="P11" draw:layer="layout" svg:width="1.313cm" svg:height="1.784cm" svg:x="8.03cm" svg:y="10.377cm" svg:viewBox="0 0 1314 1785" draw:points="0,1488 0,446 789,0 1314,297 1314,1339 526,1785">
                  <text:p/>
                </draw:polygon>
                <draw:line draw:style-name="gr166" draw:text-style-name="P12" draw:layer="layout" svg:x1="8.503cm" svg:y1="11.879cm" svg:x2="8.082cm" svg:y2="11.641cm">
                  <text:p/>
                </draw:line>
                <draw:line draw:style-name="gr167" draw:text-style-name="P12" draw:layer="layout" svg:x1="8.503cm" svg:y1="11.999cm" svg:x2="8.082cm" svg:y2="11.761cm">
                  <text:p/>
                </draw:line>
                <draw:line draw:style-name="gr168" draw:text-style-name="P12" draw:layer="layout" svg:x1="8.503cm" svg:y1="11.939cm" svg:x2="8.082cm" svg:y2="11.701cm">
                  <text:p/>
                </draw:line>
                <draw:line draw:style-name="gr169" draw:text-style-name="P12" draw:layer="layout" svg:x1="8.506cm" svg:y1="11.278cm" svg:x2="8.085cm" svg:y2="11.04cm">
                  <text:p/>
                </draw:line>
                <draw:line draw:style-name="gr170" draw:text-style-name="P12" draw:layer="layout" svg:x1="8.082cm" svg:y1="10.987cm" svg:x2="8.082cm" svg:y2="11.047cm">
                  <text:p/>
                </draw:line>
                <draw:line draw:style-name="gr171" draw:text-style-name="P12" draw:layer="layout" svg:x1="8.503cm" svg:y1="11.225cm" svg:x2="8.503cm" svg:y2="11.285cm">
                  <text:p/>
                </draw:line>
                <draw:line draw:style-name="gr172" draw:text-style-name="P12" draw:layer="layout" svg:x1="8.503cm" svg:y1="11.225cm" svg:x2="8.082cm" svg:y2="10.987cm">
                  <text:p/>
                </draw:line>
                <draw:polygon draw:style-name="gr173" draw:text-style-name="P18" draw:layer="layout" svg:width="0.051cm" svg:height="0.088cm" svg:x="8.24cm" svg:y="11.493cm" svg:viewBox="0 0 52 89" draw:points="0,60 0,0 52,30 52,89">
                  <text:p/>
                </draw:polygon>
              </draw:g>
            </draw:g>
            <draw:frame draw:style-name="gr174" draw:text-style-name="P6" draw:layer="layout" svg:width="3.982cm" svg:height="1.85cm" svg:x="9.338cm" svg:y="10.377cm">
              <draw:text-box>
                <text:p text:style-name="P5"><text:span text:style-name="T1">VM: linuxmuster.net</text:span><text:span text:style-name="T4"><text:line-break/></text:span><text:span text:style-name="T4">10.0.0.1</text:span><text:span text:style-name="T4"><text:line-break/></text:span><text:span text:style-name="T4"/></text:p>
              </draw:text-box>
            </draw:frame>
            <dr3d:scene draw:style-name="gr175" svg:width="0.6cm" svg:height="0.72cm" svg:x="8.453cm" svg:y="11.679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76"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177"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178"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179"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180"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181"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182"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183"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184"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185"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186"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187"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188"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189"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190"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191"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192"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193"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g xml:id="id7" draw:id="id7">
            <draw:glue-point draw:id="4" svg:x="-3.571cm" svg:y="3.136cm"/>
            <draw:frame draw:style-name="gr174" draw:text-style-name="P6" draw:layer="layout" svg:width="3.982cm" svg:height="1.85cm" svg:x="9.349cm" svg:y="7.78cm">
              <draw:text-box>
                <text:p text:style-name="P5"><text:span text:style-name="T1">VM: Firewall</text:span><text:span text:style-name="T4"><text:line-break/></text:span><text:span text:style-name="T4">10.0.0.254</text:span><text:span text:style-name="T4"><text:line-break/></text:span><text:span text:style-name="T4"/></text:p>
              </draw:text-box>
            </draw:fram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94" draw:text-style-name="P7" draw:layer="layout" svg:width="0.974cm" svg:height="0.594cm" svg:x="8.52cm" svg:y="8.967cm" svg:viewBox="0 0 975 595" svg:d="M1 595c262 0 945-134 972-327 26-194-217-268-289-268 0 45-709 268-683 595z">
                <text:p/>
              </draw:path>
              <draw:g>
                <draw:polygon draw:style-name="gr195" draw:text-style-name="P27" draw:layer="layout" svg:width="0.525cm" svg:height="1.353cm" svg:x="7.994cm" svg:y="8.223cm" svg:viewBox="0 0 526 1354" draw:points="0,1056 0,0 526,297 526,1354">
                  <text:p/>
                </draw:polygon>
                <draw:polygon draw:style-name="gr196" draw:text-style-name="P28" draw:layer="layout" svg:width="0.788cm" svg:height="1.487cm" svg:x="8.52cm" svg:y="8.074cm" svg:viewBox="0 0 789 1488" draw:points="0,1488 0,446 789,0 789,1041">
                  <text:p/>
                </draw:polygon>
                <draw:polygon draw:style-name="gr197" draw:text-style-name="P29" draw:layer="layout" svg:width="1.313cm" svg:height="0.743cm" svg:x="7.994cm" svg:y="7.777cm" svg:viewBox="0 0 1314 744" draw:points="526,744 0,446 789,0 1314,297">
                  <text:p/>
                </draw:polygon>
                <draw:polygon draw:style-name="gr198" draw:text-style-name="P11" draw:layer="layout" svg:width="1.313cm" svg:height="1.784cm" svg:x="7.994cm" svg:y="7.777cm" svg:viewBox="0 0 1314 1785" draw:points="0,1488 0,446 789,0 1314,297 1314,1339 526,1785">
                  <text:p/>
                </draw:polygon>
                <draw:line draw:style-name="gr199" draw:text-style-name="P12" draw:layer="layout" svg:x1="8.467cm" svg:y1="9.279cm" svg:x2="8.046cm" svg:y2="9.041cm">
                  <text:p/>
                </draw:line>
                <draw:line draw:style-name="gr200" draw:text-style-name="P12" draw:layer="layout" svg:x1="8.467cm" svg:y1="9.399cm" svg:x2="8.046cm" svg:y2="9.161cm">
                  <text:p/>
                </draw:line>
                <draw:line draw:style-name="gr201" draw:text-style-name="P12" draw:layer="layout" svg:x1="8.467cm" svg:y1="9.339cm" svg:x2="8.046cm" svg:y2="9.101cm">
                  <text:p/>
                </draw:line>
                <draw:line draw:style-name="gr202" draw:text-style-name="P12" draw:layer="layout" svg:x1="8.47cm" svg:y1="8.678cm" svg:x2="8.049cm" svg:y2="8.44cm">
                  <text:p/>
                </draw:line>
                <draw:line draw:style-name="gr203" draw:text-style-name="P12" draw:layer="layout" svg:x1="8.046cm" svg:y1="8.387cm" svg:x2="8.046cm" svg:y2="8.447cm">
                  <text:p/>
                </draw:line>
                <draw:line draw:style-name="gr204" draw:text-style-name="P12" draw:layer="layout" svg:x1="8.467cm" svg:y1="8.625cm" svg:x2="8.467cm" svg:y2="8.685cm">
                  <text:p/>
                </draw:line>
                <draw:line draw:style-name="gr205" draw:text-style-name="P12" draw:layer="layout" svg:x1="8.467cm" svg:y1="8.625cm" svg:x2="8.046cm" svg:y2="8.387cm">
                  <text:p/>
                </draw:line>
                <draw:polygon draw:style-name="gr206" draw:text-style-name="P18" draw:layer="layout" svg:width="0.051cm" svg:height="0.088cm" svg:x="8.204cm" svg:y="8.893cm" svg:viewBox="0 0 52 89" draw:points="0,60 0,0 52,30 52,89">
                  <text:p/>
                </draw:polygon>
              </draw:g>
            </draw:g>
            <draw:g>
              <draw:glue-point draw:id="4" svg:x="-0.119cm" svg:y="0.226cm"/>
              <draw:g>
                <draw:glue-point draw:id="4" svg:x="0cm" svg:y="0cm"/>
                <draw:path draw:style-name="gr207" draw:text-style-name="P7" draw:layer="layout" svg:width="0.249cm" svg:height="0.219cm" svg:x="8.913cm" svg:y="9.52cm" svg:viewBox="0 0 250 220" svg:d="M0 220c109 0 250-63 250-126s-4-94-83-94c0 68-167 131-167 220z">
                  <text:p/>
                </draw:path>
                <draw:path draw:style-name="gr208" draw:text-style-name="P30" draw:layer="layout" svg:width="0.61cm" svg:height="0.377cm" svg:x="8.463cm" svg:y="9.379cm" svg:viewBox="0 0 611 378" svg:d="M611 0c0 0 0 252 0 189 1 111-131 189-304 189-174 0-307-78-307-189 0 0 0-78 0-189 0 111 139 189 306 189s305-78 305-189z">
                  <text:p/>
                </draw:path>
                <draw:path draw:style-name="gr209" draw:text-style-name="P31" draw:layer="layout" svg:width="0.61cm" svg:height="0.377cm" svg:x="8.463cm" svg:y="9.187cm" svg:viewBox="0 0 611 378" svg:d="M306 0c174 0 305 82 305 189s-131 189-305 189c-173 0-306-82-306-189s133-189 306-189z">
                  <text:p/>
                </draw:path>
                <draw:polygon draw:style-name="gr210" draw:text-style-name="P32" draw:layer="layout" svg:width="0.166cm" svg:height="0.093cm" svg:x="8.797cm" svg:y="9.394cm" svg:viewBox="0 0 167 94" draw:points="83,0 56,16 167,79 139,94 27,31 0,48 0,0">
                  <text:p/>
                </draw:polygon>
                <draw:polygon draw:style-name="gr211" draw:text-style-name="P32" draw:layer="layout" svg:width="0.166cm" svg:height="0.093cm" svg:x="8.576cm" svg:y="9.269cm" svg:viewBox="0 0 167 94" draw:points="139,63 167,48 167,94 83,94 110,79 0,16 27,0">
                  <text:p/>
                </draw:polygon>
                <draw:polygon draw:style-name="gr212" draw:text-style-name="P32" draw:layer="layout" svg:width="0.166cm" svg:height="0.093cm" svg:x="8.576cm" svg:y="9.394cm" svg:viewBox="0 0 167 94" draw:points="27,63 139,0 167,16 56,79 83,94 0,94 0,48">
                  <text:p/>
                </draw:polygon>
                <draw:polygon draw:style-name="gr213" draw:text-style-name="P32" draw:layer="layout" svg:width="0.166cm" svg:height="0.093cm" svg:x="8.797cm" svg:y="9.269cm" svg:viewBox="0 0 167 94" draw:points="110,16 83,0 167,0 167,48 139,31 27,94 0,79">
                  <text:p/>
                </draw:polygon>
                <draw:path draw:style-name="gr214" draw:text-style-name="P31" draw:layer="layout" svg:width="0.61cm" svg:height="0.188cm" svg:x="8.463cm" svg:y="9.442cm" svg:viewBox="0 0 611 189" svg:d="M611 0c0 107-131 189-305 189-173 0-306-82-306-189">
                  <text:p/>
                </draw:path>
                <draw:line draw:style-name="gr215" draw:text-style-name="P33" draw:layer="layout" svg:x1="8.491cm" svg:y1="9.457cm" svg:x2="8.491cm" svg:y2="9.52cm">
                  <text:p/>
                </draw:line>
                <draw:line draw:style-name="gr216" draw:text-style-name="P33" draw:layer="layout" svg:x1="8.547cm" svg:y1="9.505cm" svg:x2="8.547cm" svg:y2="9.568cm">
                  <text:p/>
                </draw:line>
                <draw:line draw:style-name="gr217" draw:text-style-name="P33" draw:layer="layout" svg:x1="8.63cm" svg:y1="9.553cm" svg:x2="8.63cm" svg:y2="9.616cm">
                  <text:p/>
                </draw:line>
                <draw:line draw:style-name="gr218" draw:text-style-name="P33" draw:layer="layout" svg:x1="8.713cm" svg:y1="9.568cm" svg:x2="8.713cm" svg:y2="9.631cm">
                  <text:p/>
                </draw:line>
                <draw:line draw:style-name="gr219" draw:text-style-name="P33" draw:layer="layout" svg:x1="8.824cm" svg:y1="9.568cm" svg:x2="8.824cm" svg:y2="9.631cm">
                  <text:p/>
                </draw:line>
                <draw:line draw:style-name="gr220" draw:text-style-name="P33" draw:layer="layout" svg:x1="8.908cm" svg:y1="9.553cm" svg:x2="8.908cm" svg:y2="9.616cm">
                  <text:p/>
                </draw:line>
                <draw:line draw:style-name="gr221" draw:text-style-name="P33" draw:layer="layout" svg:x1="8.991cm" svg:y1="9.505cm" svg:x2="8.991cm" svg:y2="9.568cm">
                  <text:p/>
                </draw:line>
                <draw:line draw:style-name="gr222" draw:text-style-name="P33" draw:layer="layout" svg:x1="9.047cm" svg:y1="9.457cm" svg:x2="9.047cm" svg:y2="9.52cm">
                  <text:p/>
                </draw:line>
                <draw:line draw:style-name="gr223" draw:text-style-name="P33" draw:layer="layout" svg:x1="8.773cm" svg:y1="9.63cm" svg:x2="8.773cm" svg:y2="9.693cm">
                  <text:p/>
                </draw:line>
                <draw:line draw:style-name="gr224" draw:text-style-name="P33" draw:layer="layout" svg:x1="8.881cm" svg:y1="9.615cm" svg:x2="8.881cm" svg:y2="9.678cm">
                  <text:p/>
                </draw:line>
                <draw:line draw:style-name="gr225" draw:text-style-name="P33" draw:layer="layout" svg:x1="8.964cm" svg:y1="9.584cm" svg:x2="8.964cm" svg:y2="9.647cm">
                  <text:p/>
                </draw:line>
                <draw:line draw:style-name="gr226" draw:text-style-name="P33" draw:layer="layout" svg:x1="9.02cm" svg:y1="9.553cm" svg:x2="9.02cm" svg:y2="9.616cm">
                  <text:p/>
                </draw:line>
                <draw:line draw:style-name="gr227" draw:text-style-name="P33" draw:layer="layout" svg:x1="8.658cm" svg:y1="9.615cm" svg:x2="8.658cm" svg:y2="9.678cm">
                  <text:p/>
                </draw:line>
                <draw:line draw:style-name="gr228" draw:text-style-name="P33" draw:layer="layout" svg:x1="8.576cm" svg:y1="9.584cm" svg:x2="8.576cm" svg:y2="9.647cm">
                  <text:p/>
                </draw:line>
                <draw:line draw:style-name="gr229" draw:text-style-name="P33" draw:layer="layout" svg:x1="8.522cm" svg:y1="9.553cm" svg:x2="8.522cm" svg:y2="9.616cm">
                  <text:p/>
                </draw:line>
                <draw:path draw:style-name="gr230" draw:text-style-name="P31" draw:layer="layout" svg:width="0.61cm" svg:height="0.188cm" svg:x="8.463cm" svg:y="9.505cm" svg:viewBox="0 0 611 189" svg:d="M611 0c0 107-131 189-305 189-173 0-306-82-306-189">
                  <text:p/>
                </draw:path>
                <draw:line draw:style-name="gr231" draw:text-style-name="P33" draw:layer="layout" svg:x1="8.491cm" svg:y1="9.584cm" svg:x2="8.491cm" svg:y2="9.647cm">
                  <text:p/>
                </draw:line>
                <draw:line draw:style-name="gr232" draw:text-style-name="P33" draw:layer="layout" svg:x1="8.547cm" svg:y1="9.631cm" svg:x2="8.547cm" svg:y2="9.694cm">
                  <text:p/>
                </draw:line>
                <draw:line draw:style-name="gr233" draw:text-style-name="P33" draw:layer="layout" svg:x1="8.63cm" svg:y1="9.678cm" svg:x2="8.63cm" svg:y2="9.741cm">
                  <text:p/>
                </draw:line>
                <draw:line draw:style-name="gr234" draw:text-style-name="P33" draw:layer="layout" svg:x1="8.713cm" svg:y1="9.693cm" svg:x2="8.713cm" svg:y2="9.756cm">
                  <text:p/>
                </draw:line>
                <draw:line draw:style-name="gr235" draw:text-style-name="P33" draw:layer="layout" svg:x1="8.824cm" svg:y1="9.693cm" svg:x2="8.824cm" svg:y2="9.756cm">
                  <text:p/>
                </draw:line>
                <draw:line draw:style-name="gr236" draw:text-style-name="P33" draw:layer="layout" svg:x1="8.908cm" svg:y1="9.678cm" svg:x2="8.908cm" svg:y2="9.741cm">
                  <text:p/>
                </draw:line>
                <draw:line draw:style-name="gr237" draw:text-style-name="P33" draw:layer="layout" svg:x1="8.991cm" svg:y1="9.631cm" svg:x2="8.991cm" svg:y2="9.694cm">
                  <text:p/>
                </draw:line>
                <draw:line draw:style-name="gr238" draw:text-style-name="P33" draw:layer="layout" svg:x1="9.047cm" svg:y1="9.584cm" svg:x2="9.047cm" svg:y2="9.647cm">
                  <text:p/>
                </draw:line>
                <draw:path draw:style-name="gr239" draw:text-style-name="P34" draw:layer="layout" svg:width="0.611cm" svg:height="0.566cm" svg:x="8.463cm" svg:y="9.19cm" svg:viewBox="0 0 612 567" svg:d="M306 0c174 0 306 82 306 189l-1 189c0 110-138 189-305 189s-306-79-306-189v-189c0-107 133-189 306-189z">
                  <text:p/>
                </draw:path>
              </draw:g>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cm" fo:page-height="17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2-01T10:57:24.398256064</dc:date>
    <meta:editing-duration>PT2H31M40S</meta:editing-duration>
    <meta:editing-cycles>34</meta:editing-cycles>
    <meta:generator>LibreOffice/6.0.7.3$Linux_X86_64 LibreOffice_project/dc89aa7a9eabfd848af146d5086077aeed2ae4a5</meta:generator>
    <dc:creator>Thorsten Koslowski</dc:creator>
    <dc:title>linuxmuster.net v7 abstract</dc:title>
    <meta:keyword>linuxmuster.net</meta:keyword>
    <dc:subject>Struktur Version 7</dc:subject>
    <meta:document-statistic meta:object-count="275"/>
    <meta:user-defined meta:name="Herausgeber">linuxmuster.net e.V.</meta:user-defined>
    <meta:user-defined meta:name="License">CC BY-SA 3.0</meta:user-defined>
  </office:meta>
</office:document-meta>
</file>